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egoe UI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Segoe U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egoe U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egoe UI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Segoe UI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Segoe UI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Segoe U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Segoe UI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èle Logique des Données</text:p>
      <text:p text:style-name="P2"/>
      <text:p text:style-name="P2"/>
      <text:p text:style-name="P3">Structure des tables :</text:p>
      <text:p text:style-name="P1"/>
      <text:p text:style-name="P1"/>
      <text:p text:style-name="P1"><text:span text:style-name="T1">ROLES</text:span> (<text:span text:style-name="T2">id</text:span>, <text:span text:style-name="T1">name</text:span>, description)</text:p>
      <text:list xml:id="list4811289192932232908" text:style-name="L2">
        <text:list-item>
          <text:p text:style-name="P6">Clé primaire : id</text:p>
        </text:list-item>
        <text:list-item>
          <text:p text:style-name="P6">Colonne unique : name</text:p>
        </text:list-item>
      </text:list>
      <text:p text:style-name="P1"/>
      <text:p text:style-name="P1"/>
      <text:p text:style-name="P1"><text:span text:style-name="T1">USERS</text:span> (<text:span text:style-name="T2">id</text:span>, nom, prenom, <text:span text:style-name="T1">telephone</text:span>, <text:span text:style-name="T1">email</text:span>, password, role_id, created_at, updated_at)</text:p>
      <text:list xml:id="list6059256019200403027" text:style-name="L3">
        <text:list-item>
          <text:p text:style-name="P7">Clé primaire : id</text:p>
        </text:list-item>
        <text:list-item>
          <text:p text:style-name="P7">Clés étrangères : role_id -&gt;ROLES(id)</text:p>
        </text:list-item>
        <text:list-item>
          <text:p text:style-name="P7">Colonnes uniques : telephone, email</text:p>
        </text:list-item>
      </text:list>
      <text:p text:style-name="P1"/>
      <text:p text:style-name="P1"/>
      <text:p text:style-name="P1"><text:span text:style-name="T1">AGENCES</text:span> (<text:span text:style-name="T2">id</text:span>, <text:span text:style-name="T1">ville</text:span>)</text:p>
      <text:list xml:id="list5165608337874160581" text:style-name="L4">
        <text:list-item>
          <text:p text:style-name="P8">Clé primaire : id</text:p>
        </text:list-item>
        <text:list-item>
          <text:p text:style-name="P8">Colonne unique : ville</text:p>
        </text:list-item>
      </text:list>
      <text:p text:style-name="P1"/>
      <text:p text:style-name="P1"/>
      <text:p text:style-name="P1"><text:span text:style-name="T1">TRAJETS</text:span> (<text:span text:style-name="T2">id</text:span>, #user_id, #agence_depart_id, #agence_arrivee_id, date_depart, date_arrivee, nb_total_places, nb_total_places_dispo, created_at, updated_at)</text:p>
      <text:list xml:id="list1212780353462420208" text:style-name="L5">
        <text:list-item>
          <text:p text:style-name="P9">Clé primaire : id</text:p>
        </text:list-item>
        <text:list-item>
          <text:p text:style-name="P9">Clés étrangères : </text:p>
          <text:list>
            <text:list-item>
              <text:p text:style-name="P9">user_id → USERS(id)</text:p>
            </text:list-item>
            <text:list-item>
              <text:p text:style-name="P9">agence_depart_id → AGENCES(id)</text:p>
            </text:list-item>
            <text:list-item>
              <text:p text:style-name="P9">agence_arrivee_id → AGENCES(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1S</meta:editing-duration>
    <meta:editing-cycles>3</meta:editing-cycles>
    <meta:generator>OpenOffice/4.1.15$Win32 OpenOffice.org_project/4115m2$Build-9813</meta:generator>
    <dc:date>2026-02-16T14:18:50.21</dc:date>
    <meta:document-statistic meta:table-count="0" meta:image-count="0" meta:object-count="0" meta:page-count="1" meta:paragraph-count="18" meta:word-count="95" meta:character-count="627"/>
    <meta:user-defined meta:name="Info 1"/>
    <meta:user-defined meta:name="Info 2"/>
    <meta:user-defined meta:name="Info 3"/>
    <meta:user-defined meta:name="Info 4"/>
  </office:meta>
</office:document-meta>
</file>